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nonymice Powerline" svg:font-family="Anonymice Powerline" style:font-family-generic="system"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Times New Roman" style:font-name-complex="Times New Roman"/>
    </style:style>
    <style:style style:name="P2" style:parent-style-name="Title" style:family="paragraph">
      <style:paragraph-properties fo:text-align="start"/>
      <style:text-properties style:font-name="Times New Roman" style:font-name-complex="Times New Roman"/>
    </style:style>
    <style:style style:name="P3" style:parent-style-name="Title" style:family="paragraph">
      <style:text-properties style:font-name="Times New Roman" style:font-name-complex="Times New Roman"/>
    </style:style>
    <style:style style:name="P4" style:parent-style-name="Title" style:family="paragraph">
      <style:text-properties style:font-name="Times New Roman" style:font-name-complex="Times New Roman"/>
    </style:style>
    <style:style style:name="P5" style:parent-style-name="Title" style:family="paragraph">
      <style:text-properties style:font-name="Times New Roman" style:font-name-complex="Times New Roman"/>
    </style:style>
    <style:style style:name="P6" style:parent-style-name="Heading1" style:family="paragraph">
      <style:paragraph-properties fo:text-align="center"/>
    </style:style>
    <style:style style:name="T7" style:parent-style-name="DefaultParagraphFont" style:family="text">
      <style:text-properties style:font-name="Times New Roman" style:font-name-complex="Times New Roman" fo:font-weight="normal" style:font-weight-asian="normal" style:font-weight-complex="normal"/>
    </style:style>
    <style:style style:name="T8" style:parent-style-name="DefaultParagraphFont" style:family="text">
      <style:text-properties style:font-name="Times New Roman" style:font-name-complex="Times New Roman" fo:font-weight="normal" style:font-weight-asian="normal" style:font-weight-complex="normal" fo:font-size="11pt" style:font-size-asian="11pt" style:font-size-complex="11pt"/>
    </style:style>
    <style:style style:name="T9" style:parent-style-name="DefaultParagraphFont" style:family="text">
      <style:text-properties style:font-name="Times New Roman" style:font-name-complex="Times New Roman" fo:font-weight="normal" style:font-weight-asian="normal" style:font-weight-complex="normal"/>
    </style:style>
    <style:style style:name="T10" style:parent-style-name="DefaultParagraphFont" style:family="text">
      <style:text-properties style:font-name="Times New Roman" style:font-name-complex="Times New Roman" fo:font-weight="normal" style:font-weight-asian="normal" style:font-weight-complex="normal"/>
    </style:style>
    <style:style style:name="T11" style:parent-style-name="DefaultParagraphFont" style:family="text">
      <style:text-properties style:font-name="Times New Roman" style:font-name-complex="Times New Roman" fo:font-weight="normal" style:font-weight-asian="normal" style:font-weight-complex="normal" fo:font-size="11pt" style:font-size-asian="11pt" style:font-size-complex="11pt"/>
    </style:style>
    <style:style style:name="P12" style:parent-style-name="Textbody" style:family="paragraph">
      <style:paragraph-properties fo:text-align="center"/>
      <style:text-properties style:font-name="Times New Roman" style:font-name-complex="Times New Roman"/>
    </style:style>
    <style:style style:name="P13" style:parent-style-name="Textbody" style:family="paragraph">
      <style:paragraph-properties fo:text-align="center"/>
      <style:text-properties style:font-name="Times New Roman" style:font-name-complex="Times New Roman"/>
    </style:style>
    <style:style style:name="P14" style:parent-style-name="Heading1" style:family="paragraph">
      <style:paragraph-properties fo:break-before="page"/>
      <style:text-properties style:font-name="Times New Roman" style:font-name-complex="Times New Roman"/>
    </style:style>
    <style:style style:name="T15" style:parent-style-name="DefaultParagraphFont" style:family="text">
      <style:text-properties style:font-name="Times New Roman" style:font-name-complex="Times New Roman"/>
    </style:style>
    <style:style style:name="T16" style:parent-style-name="DefaultParagraphFont" style:family="text">
      <style:text-properties style:font-name="Times New Roman" style:font-name-complex="Times New Roman" fo:font-style="italic" style:font-style-asian="italic" style:font-style-complex="italic"/>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complex="Times New Roman" fo:font-weight="bold" style:font-weight-asian="bold" style:font-weight-complex="bold"/>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T21" style:parent-style-name="DefaultParagraphFont" style:family="text">
      <style:text-properties style:font-name="Times New Roman" style:font-name-complex="Times New Roman" fo:font-style="italic" style:font-style-asian="italic" style:font-style-complex="italic"/>
    </style:style>
    <style:style style:name="T22" style:parent-style-name="DefaultParagraphFont" style:family="text">
      <style:text-properties style:font-name="Times New Roman" style:font-name-complex="Times New Roman"/>
    </style:style>
    <style:style style:name="T23" style:parent-style-name="DefaultParagraphFont" style:family="text">
      <style:text-properties style:font-name="Times New Roman" style:font-name-complex="Times New Roman"/>
    </style:style>
    <style:style style:name="P24" style:parent-style-name="Heading1" style:family="paragraph">
      <style:text-properties style:font-name="Times New Roman" style:font-name-complex="Times New Roman"/>
    </style:style>
    <style:style style:name="P25" style:parent-style-name="Standard" style:family="paragraph">
      <style:text-properties style:font-name="Times New Roman" style:font-name-complex="Times New Roman"/>
    </style:style>
    <style:style style:name="P26" style:parent-style-name="Heading2" style:family="paragraph">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T28" style:parent-style-name="DefaultParagraphFont" style:family="text">
      <style:text-properties style:font-name="Times New Roman" style:font-name-complex="Times New Roman" fo:font-style="italic" style:font-style-asian="italic" style:font-style-complex="italic"/>
    </style:style>
    <style:style style:name="T29" style:parent-style-name="DefaultParagraphFont" style:family="text">
      <style:text-properties style:font-name="Times New Roman" style:font-name-complex="Times New Roman"/>
    </style:style>
    <style:style style:name="T30" style:parent-style-name="DefaultParagraphFont" style:family="text">
      <style:text-properties style:font-name="Times New Roman" style:font-name-complex="Times New Roman" fo:font-style="italic" style:font-style-asian="italic" style:font-style-complex="italic"/>
    </style:style>
    <style:style style:name="T31" style:parent-style-name="DefaultParagraphFont" style:family="text">
      <style:text-properties style:font-name="Times New Roman" style:font-name-complex="Times New Roman"/>
    </style:style>
    <style:style style:name="T32" style:parent-style-name="DefaultParagraphFont" style:family="text">
      <style:text-properties style:font-name="Times New Roman" style:font-name-complex="Times New Roman"/>
    </style:style>
    <style:style style:name="P33" style:parent-style-name="Normal" style:family="paragraph">
      <style:paragraph-properties fo:text-align="center"/>
    </style:style>
    <style:style style:name="T34" style:parent-style-name="DefaultParagraphFont" style:family="text">
      <style:text-properties style:font-name="Times New Roman" style:font-name-complex="Times New Roman"/>
    </style:style>
    <style:style style:name="P35" style:parent-style-name="Normal" style:family="paragraph">
      <style:paragraph-properties fo:text-align="center"/>
    </style:style>
    <style:style style:name="T36" style:parent-style-name="DefaultParagraphFont" style:family="text">
      <style:text-properties style:font-name="Times New Roman" style:font-name-complex="Times New Roman"/>
    </style:style>
    <style:style style:name="P37" style:parent-style-name="Normal" style:family="paragraph">
      <style:paragraph-properties fo:text-align="center"/>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P40" style:parent-style-name="Textbody" style:family="paragraph">
      <style:text-properties style:font-name="Times New Roman" style:font-name-complex="Times New Roman"/>
    </style:style>
    <style:style style:name="P41" style:parent-style-name="Textbody" style:family="paragraph">
      <style:text-properties style:font-name="Times New Roman" style:font-name-complex="Times New Roman"/>
    </style:style>
    <style:style style:name="P42" style:parent-style-name="Textbody" style:family="paragraph">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P44" style:parent-style-name="Normal" style:family="paragraph">
      <style:text-properties style:font-name="Anonymice Powerline" style:font-name-complex="Anonymice Powerline"/>
    </style:style>
    <style:style style:name="P45" style:parent-style-name="Normal" style:family="paragraph">
      <style:text-properties style:font-name="Anonymice Powerline" style:font-name-complex="Anonymice Powerline"/>
    </style:style>
    <style:style style:name="P46" style:parent-style-name="Normal" style:family="paragraph">
      <style:text-properties style:font-name="Anonymice Powerline" style:font-name-complex="Anonymice Powerline"/>
    </style:style>
    <style:style style:name="P47" style:parent-style-name="Normal" style:family="paragraph">
      <style:text-properties style:font-name="Anonymice Powerline" style:font-name-complex="Anonymice Powerline"/>
    </style:style>
    <style:style style:name="P48" style:parent-style-name="Normal" style:family="paragraph">
      <style:text-properties style:font-name="Anonymice Powerline" style:font-name-complex="Anonymice Powerline"/>
    </style:style>
    <style:style style:name="P49" style:parent-style-name="Normal" style:family="paragraph">
      <style:text-properties style:font-name="Anonymice Powerline" style:font-name-complex="Anonymice Powerline"/>
    </style:style>
    <style:style style:name="P50" style:parent-style-name="Normal" style:family="paragraph">
      <style:text-properties style:font-name="Anonymice Powerline" style:font-name-complex="Anonymice Powerline"/>
    </style:style>
    <style:style style:name="P51" style:parent-style-name="Normal" style:family="paragraph">
      <style:text-properties style:font-name="Anonymice Powerline" style:font-name-complex="Anonymice Powerline"/>
    </style:style>
    <style:style style:name="P52" style:parent-style-name="Normal" style:family="paragraph">
      <style:text-properties style:font-name="Anonymice Powerline" style:font-name-complex="Anonymice Powerline"/>
    </style:style>
    <style:style style:name="P53" style:parent-style-name="Normal" style:family="paragraph">
      <style:text-properties style:font-name="Anonymice Powerline" style:font-name-complex="Anonymice Powerline"/>
    </style:style>
    <style:style style:name="P54" style:parent-style-name="Normal" style:family="paragraph">
      <style:text-properties style:font-name="Anonymice Powerline" style:font-name-complex="Anonymice Powerline"/>
    </style:style>
    <style:style style:name="P55" style:parent-style-name="Normal" style:family="paragraph">
      <style:text-properties style:font-name="Anonymice Powerline" style:font-name-complex="Anonymice Powerline"/>
    </style:style>
    <style:style style:name="T56" style:parent-style-name="DefaultParagraphFont" style:family="text">
      <style:text-properties style:font-name="Times New Roman" style:font-name-complex="Times New Roman"/>
    </style:style>
    <style:style style:name="P57" style:parent-style-name="Standard" style:family="paragraph">
      <style:text-properties style:font-name="Times New Roman" style:font-name-complex="Times New Roman"/>
    </style:style>
    <style:style style:name="P58" style:parent-style-name="Heading2" style:family="paragraph">
      <style:text-properties style:font-name="Times New Roman" style:font-name-complex="Times New Roman"/>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fo:font-style="italic" style:font-style-asian="italic" style:font-style-complex="italic"/>
    </style:style>
    <style:style style:name="T62" style:parent-style-name="DefaultParagraphFont" style:family="text">
      <style:text-properties style:font-name="Times New Roman" style:font-name-complex="Times New Roman"/>
    </style:style>
    <style:style style:name="T63" style:parent-style-name="DefaultParagraphFont" style:family="text">
      <style:text-properties style:font-name="Times New Roman" style:font-name-complex="Times New Roman" fo:font-style="italic" style:font-style-asian="italic" style:font-style-complex="italic"/>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T66" style:parent-style-name="DefaultParagraphFont" style:family="text">
      <style:text-properties style:font-name="Times New Roman" style:font-name-complex="Times New Roman" fo:font-style="italic" style:font-style-asian="italic" style:font-style-complex="italic"/>
    </style:style>
    <style:style style:name="T67" style:parent-style-name="DefaultParagraphFont" style:family="text">
      <style:text-properties style:font-name="Times New Roman" style:font-name-complex="Times New Roman"/>
    </style:style>
    <style:style style:name="T68" style:parent-style-name="DefaultParagraphFont" style:family="text">
      <style:text-properties style:font-name="Times New Roman" style:font-name-complex="Times New Roman"/>
    </style:style>
    <style:style style:name="T69" style:parent-style-name="DefaultParagraphFont" style:family="text">
      <style:text-properties style:font-name="Anonymice Powerline"/>
    </style:style>
    <style:style style:name="T70" style:parent-style-name="DefaultParagraphFont" style:family="text">
      <style:text-properties style:font-name="Anonymice Powerline"/>
    </style:style>
    <style:style style:name="T71" style:parent-style-name="DefaultParagraphFont" style:family="text">
      <style:text-properties style:font-name="Anonymice Powerline"/>
    </style:style>
    <style:style style:name="T72" style:parent-style-name="DefaultParagraphFont" style:family="text">
      <style:text-properties style:font-name="Anonymice Powerline"/>
    </style:style>
    <style:style style:name="T73" style:parent-style-name="DefaultParagraphFont" style:family="text">
      <style:text-properties style:font-name="Times New Roman" style:font-name-complex="Times New Roman" fo:font-style="italic" style:font-style-asian="italic" style:font-style-complex="italic" fo:font-size="10pt" style:font-size-asian="10pt" style:font-size-complex="10pt"/>
    </style:style>
    <style:style style:name="P74" style:parent-style-name="Heading2" style:family="paragraph">
      <style:text-properties style:font-name="Times New Roman" style:font-name-complex="Times New Roman"/>
    </style:style>
    <style:style style:name="T75" style:parent-style-name="DefaultParagraphFont" style:family="text">
      <style:text-properties style:font-name="Times New Roman" style:font-name-complex="Times New Roman"/>
    </style:style>
    <style:style style:name="T76" style:parent-style-name="DefaultParagraphFont" style:family="text">
      <style:text-properties style:font-name="Anonymice Powerline"/>
    </style:style>
    <style:style style:name="T77" style:parent-style-name="DefaultParagraphFont" style:family="text">
      <style:text-properties style:font-name="Anonymice Powerline"/>
    </style:style>
    <style:style style:name="T78" style:parent-style-name="DefaultParagraphFont" style:family="text">
      <style:text-properties style:font-name="Anonymice Powerline"/>
    </style:style>
    <style:style style:name="T79" style:parent-style-name="DefaultParagraphFont" style:family="text">
      <style:text-properties style:font-name="Anonymice Powerline"/>
    </style:style>
    <style:style style:name="T80" style:parent-style-name="DefaultParagraphFont" style:family="text">
      <style:text-properties style:font-name="Anonymice Powerline"/>
    </style:style>
    <style:style style:name="T81" style:parent-style-name="DefaultParagraphFont" style:family="text">
      <style:text-properties style:font-name="Anonymice Powerline"/>
    </style:style>
    <style:style style:name="T82" style:parent-style-name="DefaultParagraphFont" style:family="text">
      <style:text-properties style:font-name="Anonymice Powerline"/>
    </style:style>
    <style:style style:name="T83" style:parent-style-name="DefaultParagraphFont" style:family="text">
      <style:text-properties style:font-name="Times New Roman" style:font-name-complex="Times New Roman"/>
    </style:style>
    <style:style style:name="T84" style:parent-style-name="DefaultParagraphFont" style:family="text">
      <style:text-properties style:font-name="Times New Roman" style:font-name-complex="Times New Roman"/>
    </style:style>
    <style:style style:name="P85" style:parent-style-name="Textbody" style:family="paragraph">
      <style:text-properties style:font-name="Times New Roman" style:font-name-complex="Times New Roman"/>
    </style:style>
    <style:style style:name="P86" style:parent-style-name="Heading2" style:family="paragraph">
      <style:text-properties style:font-name="Times New Roman" style:font-name-complex="Times New Roman"/>
    </style:style>
    <style:style style:name="T87" style:parent-style-name="DefaultParagraphFont" style:family="text">
      <style:text-properties style:font-name="Times New Roman" style:font-name-complex="Times New Roman"/>
    </style:style>
    <style:style style:name="T88" style:parent-style-name="DefaultParagraphFont" style:family="text">
      <style:text-properties style:font-name="Anonymice Powerline"/>
    </style:style>
    <style:style style:name="T89" style:parent-style-name="DefaultParagraphFont" style:family="text">
      <style:text-properties style:font-name="Anonymice Powerline"/>
    </style:style>
    <style:style style:name="T90" style:parent-style-name="DefaultParagraphFont" style:family="text">
      <style:text-properties style:font-name="Anonymice Powerline"/>
    </style:style>
    <style:style style:name="T91" style:parent-style-name="DefaultParagraphFont" style:family="text">
      <style:text-properties style:font-name="Anonymice Powerline"/>
    </style:style>
    <style:style style:name="T92" style:parent-style-name="DefaultParagraphFont" style:family="text">
      <style:text-properties style:font-name="Anonymice Powerline"/>
    </style:style>
    <style:style style:name="T93" style:parent-style-name="DefaultParagraphFont" style:family="text">
      <style:text-properties style:font-name="Anonymice Powerline"/>
    </style:style>
    <style:style style:name="T94" style:parent-style-name="DefaultParagraphFont" style:family="text">
      <style:text-properties style:font-name="Anonymice Powerline"/>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fo:font-style="italic" style:font-style-asian="italic" style:font-style-complex="italic"/>
    </style:style>
    <style:style style:name="T98" style:parent-style-name="DefaultParagraphFont" style:family="text">
      <style:text-properties style:font-name="Times New Roman" style:font-name-complex="Times New Roman"/>
    </style:style>
    <style:style style:name="P99" style:parent-style-name="Textbody" style:family="paragraph">
      <style:text-properties style:font-name="Times New Roman" style:font-name-complex="Times New Roman"/>
    </style:style>
    <style:style style:name="P100" style:parent-style-name="Textbody" style:family="paragraph">
      <style:text-properties style:font-name="Times New Roman" style:font-name-complex="Times New Roman"/>
    </style:style>
    <style:style style:name="T101" style:parent-style-name="DefaultParagraphFont" style:family="text">
      <style:text-properties style:font-name="Times New Roman" style:font-name-complex="Times New Roman"/>
    </style:style>
    <style:style style:name="P102" style:parent-style-name="Normal" style:family="paragraph">
      <style:text-properties style:font-name="Anonymice Powerline"/>
    </style:style>
    <style:style style:name="P103" style:parent-style-name="Normal" style:family="paragraph">
      <style:text-properties style:font-name="Anonymice Powerline"/>
    </style:style>
    <style:style style:name="P104" style:parent-style-name="Normal" style:family="paragraph">
      <style:text-properties style:font-name="Anonymice Powerline"/>
    </style:style>
    <style:style style:name="P105" style:parent-style-name="Normal" style:family="paragraph">
      <style:text-properties style:font-name="Anonymice Powerline"/>
    </style:style>
    <style:style style:name="P106" style:parent-style-name="Normal" style:family="paragraph">
      <style:text-properties style:font-name="Anonymice Powerline"/>
    </style:style>
    <style:style style:name="P107" style:parent-style-name="Normal" style:family="paragraph">
      <style:text-properties style:font-name="Anonymice Powerline"/>
    </style:style>
    <style:style style:name="P108" style:parent-style-name="Normal" style:family="paragraph">
      <style:text-properties style:font-name="Anonymice Powerline"/>
    </style:style>
    <style:style style:name="P109" style:parent-style-name="Normal" style:family="paragraph">
      <style:text-properties style:font-name="Anonymice Powerline"/>
    </style:style>
    <style:style style:name="P110" style:parent-style-name="Normal" style:family="paragraph">
      <style:text-properties style:font-name="Anonymice Powerline"/>
    </style:style>
    <style:style style:name="P111" style:parent-style-name="Normal" style:family="paragraph">
      <style:text-properties style:font-name="Anonymice Powerline"/>
    </style:style>
    <style:style style:name="P112" style:parent-style-name="Normal" style:family="paragraph">
      <style:text-properties style:font-name="Anonymice Powerline"/>
    </style:style>
    <style:style style:name="T113" style:parent-style-name="DefaultParagraphFont" style:family="text">
      <style:text-properties style:font-name="Times New Roman" style:font-name-complex="Times New Roman"/>
    </style:style>
    <style:style style:name="T114" style:parent-style-name="DefaultParagraphFont" style:family="text">
      <style:text-properties style:font-name="Anonymice Powerline"/>
    </style:style>
    <style:style style:name="T115" style:parent-style-name="DefaultParagraphFont" style:family="text">
      <style:text-properties style:font-name="Anonymice Powerline"/>
    </style:style>
    <style:style style:name="T116" style:parent-style-name="DefaultParagraphFont" style:family="text">
      <style:text-properties style:font-name="Anonymice Powerline"/>
    </style:style>
    <style:style style:name="T117" style:parent-style-name="DefaultParagraphFont" style:family="text">
      <style:text-properties style:font-name="Anonymice Powerline"/>
    </style:style>
    <style:style style:name="T118" style:parent-style-name="DefaultParagraphFont" style:family="text">
      <style:text-properties style:font-name="Anonymice Powerline"/>
    </style:style>
    <style:style style:name="T119" style:parent-style-name="DefaultParagraphFont" style:family="text">
      <style:text-properties style:font-name="Anonymice Powerline"/>
    </style:style>
    <style:style style:name="T120" style:parent-style-name="DefaultParagraphFont" style:family="text">
      <style:text-properties style:font-name="Times New Roman" style:font-name-complex="Times New Roman"/>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fo:font-style="italic" style:font-style-asian="italic" style:font-style-complex="italic"/>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style:style>
    <style:style style:name="T125" style:parent-style-name="DefaultParagraphFont" style:family="text">
      <style:text-properties style:font-name="Times New Roman" style:font-name-complex="Times New Roman"/>
    </style:style>
    <style:style style:name="T126" style:parent-style-name="DefaultParagraphFont" style:family="text">
      <style:text-properties style:font-name="Times New Roman" style:font-name-complex="Times New Roman"/>
    </style:style>
    <style:style style:name="P127" style:parent-style-name="Textbody" style:family="paragraph">
      <style:text-properties style:font-name="Times New Roman" style:font-name-complex="Times New Roman"/>
    </style:style>
    <style:style style:name="P128" style:parent-style-name="Textbody" style:family="paragraph">
      <style:text-properties style:font-name="Times New Roman" style:font-name-complex="Times New Roman"/>
    </style:style>
    <style:style style:name="P129" style:parent-style-name="Heading2" style:family="paragraph">
      <style:text-properties style:font-name="Times New Roman" style:font-name-complex="Times New Roman"/>
    </style:style>
    <style:style style:name="T130" style:parent-style-name="DefaultParagraphFont" style:family="text">
      <style:text-properties style:font-name="Times New Roman" style:font-name-complex="Times New Roman"/>
    </style:style>
    <style:style style:name="T131" style:parent-style-name="DefaultParagraphFont" style:family="text">
      <style:text-properties style:font-name="Times New Roman" style:font-name-complex="Times New Roman" fo:font-style="italic" style:font-style-asian="italic" style:font-style-complex="italic"/>
    </style:style>
    <style:style style:name="T132" style:parent-style-name="DefaultParagraphFont" style:family="text">
      <style:text-properties style:font-name="Times New Roman" style:font-name-complex="Times New Roman" fo:font-style="italic" style:font-style-asian="italic" style:font-style-complex="italic"/>
    </style:style>
    <style:style style:name="T133" style:parent-style-name="DefaultParagraphFont" style:family="text">
      <style:text-properties style:font-name="Times New Roman" style:font-name-complex="Times New Roman"/>
    </style:style>
    <style:style style:name="P134" style:parent-style-name="Heading1" style:family="paragraph">
      <style:text-properties style:font-name="Times New Roman" style:font-name-complex="Times New Roman"/>
    </style:style>
    <style:style style:name="T135" style:parent-style-name="DefaultParagraphFont" style:family="text">
      <style:text-properties style:font-name="Times New Roman" style:font-name-complex="Times New Roman"/>
    </style:style>
    <style:style style:name="P136"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37"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38"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39"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40" style:parent-style-name="Normal" style:family="paragraph">
      <style:paragraph-properties fo:background-color="#FFFFFF"/>
    </style:style>
    <style:style style:name="T141" style:parent-style-name="DefaultParagraphFont" style:family="text">
      <style:text-properties style:font-name="Times New Roman" style:font-name-complex="Times New Roman" fo:font-size="9pt" style:font-size-asian="9pt" style:font-size-complex="9pt" fo:language="tr" fo:country="TR"/>
    </style:style>
    <style:style style:name="T142" style:parent-style-name="DefaultParagraphFont" style:family="text">
      <style:text-properties style:font-name="Times New Roman" style:font-name-complex="Times New Roman" fo:font-size="9pt" style:font-size-asian="9pt" style:font-size-complex="9pt" fo:language="tr" fo:country="TR"/>
    </style:style>
    <style:style style:name="T143" style:parent-style-name="DefaultParagraphFont" style:family="text">
      <style:text-properties style:font-name="Times New Roman" style:font-name-complex="Times New Roman" fo:font-size="9pt" style:font-size-asian="9pt" style:font-size-complex="9pt" fo:language="tr" fo:country="TR"/>
    </style:style>
    <style:style style:name="P144"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45"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46"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47"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48"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49" style:parent-style-name="Normal" style:family="paragraph">
      <style:paragraph-properties fo:background-color="#FFFFFF"/>
      <style:text-properties style:font-name="Times New Roman" style:font-name-complex="Times New Roman" fo:font-size="9pt" style:font-size-asian="9pt" style:font-size-complex="9pt" fo:language="tr" fo:country="TR"/>
    </style:style>
    <style:style style:name="P150" style:parent-style-name="Normal" style:family="paragraph">
      <style:paragraph-properties fo:background-color="#FFFFFF"/>
      <style:text-properties style:font-name="Times New Roman" style:font-name-complex="Times New Roman" fo:language="tr" fo:country="TR"/>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P154" style:parent-style-name="Textbody" style:family="paragraph">
      <style:text-properties style:font-name="Times New Roman" style:font-name-complex="Times New Roman"/>
    </style:style>
    <style:style style:name="P155" style:parent-style-name="Textbody" style:family="paragraph">
      <style:paragraph-properties fo:text-indent="0.4923in"/>
      <style:text-properties style:font-name="Times New Roman" style:font-name-complex="Times New Roman"/>
    </style:style>
    <style:style style:name="P156" style:parent-style-name="Textbody" style:family="paragraph">
      <style:text-properties style:font-name="Times New Roman" style:font-name-complex="Times New Roman"/>
    </style:style>
    <style:style style:name="T157" style:parent-style-name="DefaultParagraphFont" style:family="text">
      <style:text-properties style:font-name="Times New Roman" style:font-name-complex="Times New Roman" fo:font-weight="normal" style:font-weight-asian="normal" style:font-weight-complex="normal"/>
    </style:style>
    <style:style style:name="P158" style:parent-style-name="Normal" style:family="paragraph">
      <style:text-properties style:font-name="Times New Roman" style:font-name-complex="Times New Roman" fo:font-size="9pt" style:font-size-asian="9pt" style:font-size-complex="9pt" fo:language="tr" fo:country="TR"/>
    </style:style>
    <style:style style:name="P159" style:parent-style-name="Normal" style:family="paragraph">
      <style:text-properties style:font-name="Times New Roman" style:font-name-complex="Times New Roman" fo:font-size="9pt" style:font-size-asian="9pt" style:font-size-complex="9pt" fo:language="tr" fo:country="TR"/>
    </style:style>
    <style:style style:name="P160" style:parent-style-name="Normal" style:family="paragraph">
      <style:text-properties style:font-name="Times New Roman" style:font-name-complex="Times New Roman" fo:font-size="9pt" style:font-size-asian="9pt" style:font-size-complex="9pt" fo:language="tr" fo:country="TR"/>
    </style:style>
    <style:style style:name="P161" style:parent-style-name="Normal" style:family="paragraph">
      <style:paragraph-properties fo:text-indent="0.4923in"/>
      <style:text-properties style:font-name="Times New Roman" style:font-name-complex="Times New Roman" fo:font-size="9pt" style:font-size-asian="9pt" style:font-size-complex="9pt" fo:language="tr" fo:country="TR"/>
    </style:style>
    <style:style style:name="P162" style:parent-style-name="Normal" style:family="paragraph">
      <style:text-properties style:font-name="Times New Roman" style:font-name-complex="Times New Roman" fo:font-size="9pt" style:font-size-asian="9pt" style:font-size-complex="9pt" fo:language="tr" fo:country="TR"/>
    </style:style>
    <style:style style:name="P163" style:parent-style-name="Normal" style:family="paragraph">
      <style:text-properties style:font-name="Times New Roman" style:font-name-complex="Times New Roman" fo:font-size="9pt" style:font-size-asian="9pt" style:font-size-complex="9pt" fo:language="tr" fo:country="TR"/>
    </style:style>
    <style:style style:name="T164" style:parent-style-name="DefaultParagraphFont" style:family="text">
      <style:text-properties style:font-name="Times New Roman" style:font-name-complex="Times New Roman"/>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fo:font-style="italic" style:font-style-asian="italic" style:font-style-complex="italic"/>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style:style>
    <style:style style:name="T171" style:parent-style-name="DefaultParagraphFont" style:family="text">
      <style:text-properties style:font-name="Times New Roman" style:font-name-complex="Times New Roman"/>
    </style:style>
    <style:style style:name="T172" style:parent-style-name="DefaultParagraphFont" style:family="text">
      <style:text-properties style:font-name="Times New Roman" style:font-name-complex="Times New Roman"/>
    </style:style>
    <style:style style:name="T173" style:parent-style-name="DefaultParagraphFont" style:family="text">
      <style:text-properties style:font-name="Times New Roman" style:font-name-complex="Times New Roman"/>
    </style:style>
    <style:style style:name="T174" style:parent-style-name="DefaultParagraphFont" style:family="text">
      <style:text-properties style:font-name="Times New Roman" style:font-name-complex="Times New Roman"/>
    </style:style>
    <style:style style:name="P175" style:parent-style-name="Textbody" style:family="paragraph">
      <style:text-properties style:font-name="Times New Roman" style:font-name-complex="Times New Roman"/>
    </style:style>
    <style:style style:name="P176" style:parent-style-name="Textbody" style:family="paragraph">
      <style:text-properties style:font-name="Times New Roman" style:font-name-complex="Times New Roman" fo:font-weight="bold" style:font-weight-asian="bold" style:font-weight-complex="bold" fo:font-size="14pt" style:font-size-asian="14pt" style:font-size-complex="14pt"/>
    </style:style>
    <style:style style:name="P177" style:parent-style-name="Textbody" style:family="paragraph">
      <style:text-properties style:font-name="Times New Roman" style:font-name-complex="Times New Roman" fo:font-size="14pt" style:font-size-asian="14pt" style:font-size-complex="14pt"/>
    </style:style>
    <style:style style:name="P178" style:parent-style-name="Textbody" style:family="paragraph">
      <style:text-properties style:font-name="Times New Roman" style:font-name-complex="Times New Roman" fo:font-size="14pt" style:font-size-asian="14pt" style:font-size-complex="14pt"/>
    </style:style>
    <style:style style:name="P179" style:parent-style-name="Textbody" style:family="paragraph">
      <style:text-properties style:font-name="Times New Roman" style:font-name-complex="Times New Roman" fo:font-size="14pt" style:font-size-asian="14pt" style:font-size-complex="14pt"/>
    </style:style>
    <style:style style:name="P180" style:parent-style-name="Textbody" style:family="paragraph">
      <style:text-properties style:font-name="Times New Roman" style:font-name-complex="Times New Roman"/>
    </style:style>
    <style:style style:name="P181" style:parent-style-name="Textbody" style:family="paragraph">
      <style:text-properties style:font-name="Times New Roman" style:font-name-complex="Times New Roman"/>
    </style:style>
    <style:style style:name="P182" style:parent-style-name="Heading1" style:family="paragraph">
      <style:text-properties style:font-name="Times New Roman" style:font-name-complex="Times New Roman"/>
    </style:style>
    <style:style style:name="P183" style:parent-style-name="Heading2" style:family="paragraph">
      <style:text-properties style:font-name="Times New Roman" style:font-name-complex="Times New Roman"/>
    </style:style>
    <style:style style:name="P184" style:parent-style-name="Textbody" style:family="paragraph">
      <style:paragraph-properties fo:line-height="100%"/>
    </style:style>
    <style:style style:name="T185" style:parent-style-name="DefaultParagraphFont" style:family="text">
      <style:text-properties style:font-name="Times New Roman" style:font-name-complex="Times New Roman" fo:font-weight="bold" style:font-weight-asian="bold" style:font-weight-complex="bold"/>
    </style:style>
    <style:style style:name="T186" style:parent-style-name="DefaultParagraphFont" style:family="text">
      <style:text-properties style:font-name="Times New Roman" style:font-name-complex="Times New Roman"/>
    </style:style>
    <style:style style:name="T187" style:parent-style-name="DefaultParagraphFont" style:family="text">
      <style:text-properties style:font-name="Times New Roman" style:font-name-complex="Times New Roman"/>
    </style:style>
    <style:style style:name="P188" style:parent-style-name="Textbody" style:family="paragraph">
      <style:paragraph-properties fo:line-height="100%" fo:text-indent="1.125in"/>
      <style:text-properties style:font-name="Times New Roman" style:font-name-complex="Times New Roman"/>
    </style:style>
    <style:style style:name="P189" style:parent-style-name="Textbody" style:family="paragraph">
      <style:paragraph-properties fo:line-height="100%"/>
    </style:style>
    <style:style style:name="T190" style:parent-style-name="DefaultParagraphFont" style:family="text">
      <style:text-properties style:font-name="Times New Roman" style:font-name-complex="Times New Roman" fo:font-weight="bold" style:font-weight-asian="bold" style:font-weight-complex="bold"/>
    </style:style>
    <style:style style:name="T191" style:parent-style-name="DefaultParagraphFont" style:family="text">
      <style:text-properties style:font-name="Times New Roman" style:font-name-complex="Times New Roman"/>
    </style:style>
    <style:style style:name="P192" style:parent-style-name="Textbody" style:family="paragraph">
      <style:paragraph-properties fo:line-height="100%" fo:text-indent="1.125in"/>
      <style:text-properties style:font-name="Times New Roman" style:font-name-complex="Times New Roman"/>
    </style:style>
    <style:style style:name="P193" style:parent-style-name="Textbody" style:family="paragraph">
      <style:paragraph-properties fo:line-height="100%"/>
    </style:style>
    <style:style style:name="T194" style:parent-style-name="DefaultParagraphFont" style:family="text">
      <style:text-properties style:font-name="Times New Roman" style:font-name-complex="Times New Roman" fo:font-weight="bold" style:font-weight-asian="bold" style:font-weight-complex="bold"/>
    </style:style>
    <style:style style:name="T195" style:parent-style-name="DefaultParagraphFont" style:family="text">
      <style:text-properties style:font-name="Times New Roman" style:font-name-complex="Times New Roman"/>
    </style:style>
    <style:style style:name="P196" style:parent-style-name="Textbody" style:family="paragraph">
      <style:paragraph-properties fo:line-height="100%" fo:text-indent="1.125in"/>
      <style:text-properties style:font-name="Times New Roman" style:font-name-complex="Times New Roman"/>
    </style:style>
    <style:style style:name="T197" style:parent-style-name="DefaultParagraphFont" style:family="text">
      <style:text-properties style:font-name="Times New Roman" style:font-name-complex="Times New Roman" fo:font-weight="bold" style:font-weight-asian="bold" style:font-weight-complex="bold"/>
    </style:style>
    <style:style style:name="T198" style:parent-style-name="DefaultParagraphFont" style:family="text">
      <style:text-properties style:font-name="Times New Roman" style:font-name-complex="Times New Roman" fo:font-weight="bold" style:font-weight-asian="bold" style:font-weight-complex="bold"/>
    </style:style>
    <style:style style:name="T199" style:parent-style-name="DefaultParagraphFont" style:family="text">
      <style:text-properties style:font-name="Times New Roman" style:font-name-complex="Times New Roman"/>
    </style:style>
    <style:style style:name="P200" style:parent-style-name="Heading2" style:family="paragraph">
      <style:text-properties style:font-name="Times New Roman" style:font-name-complex="Times New Roman"/>
    </style:style>
    <style:style style:name="P201" style:parent-style-name="Textbody" style:family="paragraph">
      <style:paragraph-properties fo:line-height="100%"/>
      <style:text-properties style:font-name="Times New Roman" style:font-name-complex="Times New Roman"/>
    </style:style>
    <style:style style:name="P202" style:parent-style-name="Textbody" style:family="paragraph">
      <style:paragraph-properties fo:line-height="100%"/>
      <style:text-properties style:font-name="Times New Roman" style:font-name-complex="Times New Roman"/>
    </style:style>
    <style:style style:name="P203" style:parent-style-name="Textbody" style:family="paragraph">
      <style:paragraph-properties fo:line-height="100%" fo:text-indent="1.25in"/>
      <style:text-properties style:font-name="Times New Roman" style:font-name-complex="Times New Roman"/>
    </style:style>
    <style:style style:name="P204" style:parent-style-name="Textbody" style:family="paragraph">
      <style:paragraph-properties fo:line-height="100%"/>
      <style:text-properties style:font-name="Times New Roman" style:font-name-complex="Times New Roman"/>
    </style:style>
    <style:style style:name="P205" style:parent-style-name="Textbody" style:family="paragraph">
      <style:paragraph-properties fo:line-height="100%"/>
      <style:text-properties style:font-name="Times New Roman" style:font-name-complex="Times New Roman"/>
    </style:style>
    <style:style style:name="P206" style:parent-style-name="Textbody" style:family="paragraph">
      <style:paragraph-properties fo:line-height="100%"/>
      <style:text-properties style:font-name="Times New Roman" style:font-name-complex="Times New Roman"/>
    </style:style>
    <style:style style:name="P207" style:parent-style-name="Textbody" style:family="paragraph">
      <style:paragraph-properties fo:line-height="100%"/>
      <style:text-properties style:font-name="Times New Roman" style:font-name-complex="Times New Roman"/>
    </style:style>
    <style:style style:name="P208" style:parent-style-name="Textbody" style:family="paragraph">
      <style:paragraph-properties fo:line-height="100%"/>
      <style:text-properties style:font-name="Times New Roman" style:font-name-complex="Times New Roman"/>
    </style:style>
    <style:style style:name="P209" style:parent-style-name="Textbody" style:family="paragraph">
      <style:paragraph-properties fo:line-height="100%"/>
      <style:text-properties style:font-name="Times New Roman" style:font-name-complex="Times New Roman"/>
    </style:style>
    <style:style style:name="P210" style:parent-style-name="Textbody" style:family="paragraph">
      <style:paragraph-properties fo:line-height="100%"/>
      <style:text-properties style:font-name="Times New Roman" style:font-name-complex="Times New Roman"/>
    </style:style>
    <style:style style:name="P211" style:parent-style-name="Textbody" style:family="paragraph">
      <style:paragraph-properties fo:line-height="100%"/>
      <style:text-properties style:font-name="Times New Roman" style:font-name-complex="Times New Roman"/>
    </style:style>
    <style:style style:name="P212" style:parent-style-name="Textbody" style:family="paragraph">
      <style:paragraph-properties fo:line-height="100%"/>
      <style:text-properties style:font-name="Times New Roman" style:font-name-complex="Times New Roman"/>
    </style:style>
    <style:style style:name="P213" style:parent-style-name="Textbody" style:family="paragraph">
      <style:paragraph-properties fo:line-height="100%"/>
      <style:text-properties style:font-name="Times New Roman" style:font-name-complex="Times New Roman"/>
    </style:style>
    <style:style style:name="P214" style:parent-style-name="Textbody" style:family="paragraph">
      <style:paragraph-properties fo:line-height="100%"/>
      <style:text-properties style:font-name="Times New Roman" style:font-name-complex="Times New Roman"/>
    </style:style>
    <style:style style:name="P215" style:parent-style-name="Textbody" style:family="paragraph">
      <style:paragraph-properties fo:line-height="100%"/>
      <style:text-properties style:font-name="Times New Roman" style:font-name-complex="Times New Roman"/>
    </style:style>
    <style:style style:name="P216" style:parent-style-name="Textbody" style:family="paragraph">
      <style:paragraph-properties fo:line-height="100%"/>
      <style:text-properties style:font-name="Times New Roman" style:font-name-complex="Times New Roman"/>
    </style:style>
    <style:style style:name="P217" style:parent-style-name="Textbody" style:family="paragraph">
      <style:paragraph-properties fo:line-height="100%"/>
      <style:text-properties style:font-name="Times New Roman" style:font-name-complex="Times New Roman"/>
    </style:style>
    <style:style style:name="P218" style:parent-style-name="Textbody" style:family="paragraph">
      <style:paragraph-properties fo:line-height="100%"/>
      <style:text-properties style:font-name="Times New Roman" style:font-name-complex="Times New Roman"/>
    </style:style>
    <style:style style:name="P219" style:parent-style-name="Textbody" style:family="paragraph">
      <style:paragraph-properties fo:line-height="100%"/>
      <style:text-properties style:font-name="Times New Roman" style:font-name-complex="Times New Roman"/>
    </style:style>
    <style:style style:name="P220" style:parent-style-name="Textbody" style:family="paragraph">
      <style:paragraph-properties fo:line-height="100%"/>
      <style:text-properties style:font-name="Times New Roman" style:font-name-complex="Times New Roman"/>
    </style:style>
    <style:style style:name="P221" style:parent-style-name="Textbody" style:family="paragraph">
      <style:paragraph-properties fo:line-height="100%"/>
      <style:text-properties style:font-name="Times New Roman" style:font-name-complex="Times New Roman"/>
    </style:style>
    <style:style style:name="P222" style:parent-style-name="Textbody" style:family="paragraph">
      <style:paragraph-properties fo:line-height="100%"/>
      <style:text-properties style:font-name="Times New Roman" style:font-name-complex="Times New Roman"/>
    </style:style>
    <style:style style:name="P223" style:parent-style-name="Textbody" style:family="paragraph">
      <style:paragraph-properties fo:line-height="100%"/>
      <style:text-properties style:font-name="Times New Roman" style:font-name-complex="Times New Roman"/>
    </style:style>
    <style:style style:name="P224" style:parent-style-name="Textbody" style:family="paragraph">
      <style:paragraph-properties fo:line-height="100%"/>
      <style:text-properties style:font-name="Times New Roman" style:font-name-complex="Times New Roman"/>
    </style:style>
    <style:style style:name="P225" style:parent-style-name="Textbody" style:family="paragraph">
      <style:paragraph-properties fo:line-height="100%"/>
      <style:text-properties style:font-name="Times New Roman" style:font-name-complex="Times New Roman"/>
    </style:style>
    <style:style style:name="P226" style:parent-style-name="Textbody" style:family="paragraph">
      <style:paragraph-properties fo:line-height="100%"/>
      <style:text-properties style:font-name="Times New Roman" style:font-name-complex="Times New Roman"/>
    </style:style>
    <style:style style:name="P227" style:parent-style-name="Textbody" style:family="paragraph">
      <style:paragraph-properties fo:line-height="100%"/>
      <style:text-properties style:font-name="Times New Roman" style:font-name-complex="Times New Roman"/>
    </style:style>
    <style:style style:name="P228" style:parent-style-name="Textbody" style:family="paragraph">
      <style:paragraph-properties fo:line-height="100%"/>
      <style:text-properties style:font-name="Times New Roman" style:font-name-complex="Times New Roman"/>
    </style:style>
    <style:style style:name="P229" style:parent-style-name="Textbody" style:family="paragraph">
      <style:paragraph-properties fo:line-height="100%"/>
      <style:text-properties style:font-name="Times New Roman" style:font-name-complex="Times New Roman"/>
    </style:style>
    <style:style style:name="P230" style:parent-style-name="Textbody" style:family="paragraph">
      <style:paragraph-properties fo:line-height="100%"/>
      <style:text-properties style:font-name="Times New Roman" style:font-name-complex="Times New Roman"/>
    </style:style>
    <style:style style:name="P231" style:parent-style-name="Textbody" style:family="paragraph">
      <style:paragraph-properties fo:line-height="100%"/>
      <style:text-properties style:font-name="Times New Roman" style:font-name-complex="Times New Roman"/>
    </style:style>
    <style:style style:name="P232" style:parent-style-name="Textbody" style:family="paragraph">
      <style:paragraph-properties fo:line-height="100%"/>
      <style:text-properties style:font-name="Times New Roman" style:font-name-complex="Times New Roman"/>
    </style:style>
    <style:style style:name="P233" style:parent-style-name="Textbody" style:family="paragraph">
      <style:paragraph-properties fo:line-height="100%"/>
      <style:text-properties style:font-name="Times New Roman" style:font-name-complex="Times New Roman"/>
    </style:style>
    <style:style style:name="P234" style:parent-style-name="Textbody" style:family="paragraph">
      <style:paragraph-properties fo:line-height="100%"/>
      <style:text-properties style:font-name="Times New Roman" style:font-name-complex="Times New Roman"/>
    </style:style>
    <style:style style:name="P235" style:parent-style-name="Textbody" style:family="paragraph">
      <style:paragraph-properties fo:line-height="100%"/>
      <style:text-properties style:font-name="Times New Roman" style:font-name-complex="Times New Roman"/>
    </style:style>
    <style:style style:name="P236" style:parent-style-name="Textbody" style:family="paragraph">
      <style:paragraph-properties fo:line-height="100%"/>
      <style:text-properties style:font-name="Times New Roman" style:font-name-complex="Times New Roman"/>
    </style:style>
    <style:style style:name="P237" style:parent-style-name="Textbody" style:family="paragraph">
      <style:paragraph-properties fo:line-height="100%"/>
      <style:text-properties style:font-name="Times New Roman" style:font-name-complex="Times New Roman"/>
    </style:style>
    <style:style style:name="P238" style:parent-style-name="Textbody" style:family="paragraph">
      <style:paragraph-properties fo:line-height="100%"/>
      <style:text-properties style:font-name="Times New Roman" style:font-name-complex="Times New Roman"/>
    </style:style>
    <style:style style:name="P239" style:parent-style-name="Textbody" style:family="paragraph">
      <style:paragraph-properties fo:line-height="100%"/>
      <style:text-properties style:font-name="Times New Roman" style:font-name-complex="Times New Roman"/>
    </style:style>
    <style:style style:name="P240" style:parent-style-name="Textbody" style:family="paragraph">
      <style:paragraph-properties fo:line-height="100%"/>
      <style:text-properties style:font-name="Times New Roman" style:font-name-complex="Times New Roman"/>
    </style:style>
    <style:style style:name="P241" style:parent-style-name="Textbody" style:family="paragraph">
      <style:paragraph-properties fo:line-height="100%"/>
      <style:text-properties style:font-name="Times New Roman" style:font-name-complex="Times New Roman"/>
    </style:style>
    <style:style style:name="P242" style:parent-style-name="Textbody" style:family="paragraph">
      <style:paragraph-properties fo:line-height="100%"/>
      <style:text-properties style:font-name="Times New Roman" style:font-name-complex="Times New Roman"/>
    </style:style>
    <style:style style:name="P243" style:parent-style-name="Textbody" style:family="paragraph">
      <style:paragraph-properties fo:line-height="100%"/>
      <style:text-properties style:font-name="Times New Roman" style:font-name-complex="Times New Roman"/>
    </style:style>
    <style:style style:name="P244" style:parent-style-name="Textbody" style:family="paragraph">
      <style:paragraph-properties fo:line-height="100%"/>
      <style:text-properties style:font-name="Times New Roman" style:font-name-complex="Times New Roman"/>
    </style:style>
    <style:style style:name="P245" style:parent-style-name="Textbody" style:family="paragraph">
      <style:paragraph-properties fo:line-height="100%"/>
      <style:text-properties style:font-name="Times New Roman" style:font-name-complex="Times New Roman"/>
    </style:style>
    <style:style style:name="P246" style:parent-style-name="Textbody" style:family="paragraph">
      <style:paragraph-properties fo:line-height="100%"/>
      <style:text-properties style:font-name="Times New Roman" style:font-name-complex="Times New Roman"/>
    </style:style>
    <style:style style:name="P247" style:parent-style-name="Textbody" style:family="paragraph">
      <style:paragraph-properties fo:line-height="100%"/>
      <style:text-properties style:font-name="Times New Roman" style:font-name-complex="Times New Roman"/>
    </style:style>
    <style:style style:name="P248" style:parent-style-name="Textbody" style:family="paragraph">
      <style:paragraph-properties fo:line-height="100%"/>
      <style:text-properties style:font-name="Times New Roman" style:font-name-complex="Times New Roman"/>
    </style:style>
    <style:style style:name="P249" style:parent-style-name="Textbody" style:family="paragraph">
      <style:paragraph-properties fo:line-height="100%"/>
      <style:text-properties style:font-name="Times New Roman" style:font-name-complex="Times New Roman"/>
    </style:style>
    <style:style style:name="P250" style:parent-style-name="Textbody" style:family="paragraph">
      <style:paragraph-properties fo:line-height="100%"/>
      <style:text-properties style:font-name="Times New Roman" style:font-name-complex="Times New Roman"/>
    </style:style>
    <style:style style:name="P251" style:parent-style-name="Textbody" style:family="paragraph">
      <style:paragraph-properties fo:line-height="100%"/>
      <style:text-properties style:font-name="Times New Roman" style:font-name-complex="Times New Roman"/>
    </style:style>
    <style:style style:name="P252" style:parent-style-name="Textbody" style:family="paragraph">
      <style:paragraph-properties fo:line-height="100%"/>
      <style:text-properties style:font-name="Times New Roman" style:font-name-complex="Times New Roman"/>
    </style:style>
    <style:style style:name="P253" style:parent-style-name="Textbody" style:family="paragraph">
      <style:paragraph-properties fo:line-height="100%"/>
      <style:text-properties style:font-name="Times New Roman" style:font-name-complex="Times New Roman"/>
    </style:style>
    <style:style style:name="P254" style:parent-style-name="Textbody" style:family="paragraph">
      <style:paragraph-properties fo:line-height="100%"/>
      <style:text-properties style:font-name="Times New Roman" style:font-name-complex="Times New Roman"/>
    </style:style>
    <style:style style:name="P255" style:parent-style-name="Textbody" style:family="paragraph">
      <style:paragraph-properties fo:line-height="100%"/>
      <style:text-properties style:font-name="Times New Roman" style:font-name-complex="Times New Roman"/>
    </style:style>
    <style:style style:name="P256" style:parent-style-name="Textbody" style:family="paragraph">
      <style:paragraph-properties fo:line-height="100%"/>
      <style:text-properties style:font-name="Times New Roman" style:font-name-complex="Times New Roman"/>
    </style:style>
    <style:style style:name="P257" style:parent-style-name="Textbody" style:family="paragraph">
      <style:paragraph-properties fo:line-height="100%"/>
      <style:text-properties style:font-name="Times New Roman" style:font-name-complex="Times New Roman"/>
    </style:style>
    <style:style style:name="P258" style:parent-style-name="Textbody" style:family="paragraph">
      <style:paragraph-properties fo:line-height="100%"/>
      <style:text-properties style:font-name="Times New Roman" style:font-name-complex="Times New Roman"/>
    </style:style>
    <style:style style:name="P259" style:parent-style-name="Textbody" style:family="paragraph">
      <style:paragraph-properties fo:line-height="100%"/>
      <style:text-properties style:font-name="Times New Roman" style:font-name-complex="Times New Roman"/>
    </style:style>
    <style:style style:name="P260" style:parent-style-name="Textbody" style:family="paragraph">
      <style:paragraph-properties fo:line-height="100%"/>
      <style:text-properties style:font-name="Times New Roman" style:font-name-complex="Times New Roman"/>
    </style:style>
    <style:style style:name="P261" style:parent-style-name="Textbody" style:family="paragraph">
      <style:paragraph-properties fo:line-height="100%"/>
      <style:text-properties style:font-name="Times New Roman" style:font-name-complex="Times New Roman"/>
    </style:style>
    <style:style style:name="P262" style:parent-style-name="Textbody" style:family="paragraph">
      <style:paragraph-properties fo:line-height="100%"/>
      <style:text-properties style:font-name="Times New Roman" style:font-name-complex="Times New Roman"/>
    </style:style>
    <style:style style:name="P263" style:parent-style-name="Textbody" style:family="paragraph">
      <style:paragraph-properties fo:line-height="100%"/>
      <style:text-properties style:font-name="Times New Roman" style:font-name-complex="Times New Roman"/>
    </style:style>
    <style:style style:name="P264" style:parent-style-name="Textbody" style:family="paragraph">
      <style:paragraph-properties fo:line-height="100%"/>
      <style:text-properties style:font-name="Times New Roman" style:font-name-complex="Times New Roman"/>
    </style:style>
    <style:style style:name="P265" style:parent-style-name="Textbody" style:family="paragraph">
      <style:paragraph-properties fo:line-height="100%"/>
      <style:text-properties style:font-name="Times New Roman" style:font-name-complex="Times New Roman"/>
    </style:style>
    <style:style style:name="P266" style:parent-style-name="Textbody" style:family="paragraph">
      <style:paragraph-properties fo:line-height="100%"/>
      <style:text-properties style:font-name="Times New Roman" style:font-name-complex="Times New Roman"/>
    </style:style>
    <style:style style:name="P267" style:parent-style-name="Textbody" style:family="paragraph">
      <style:paragraph-properties fo:line-height="100%"/>
      <style:text-properties style:font-name="Times New Roman" style:font-name-complex="Times New Roman"/>
    </style:style>
    <style:style style:name="P268" style:parent-style-name="Textbody" style:family="paragraph">
      <style:paragraph-properties fo:line-height="100%"/>
      <style:text-properties style:font-name="Times New Roman" style:font-name-complex="Times New Roman"/>
    </style:style>
    <style:style style:name="P269" style:parent-style-name="Textbody" style:family="paragraph">
      <style:paragraph-properties fo:line-height="100%"/>
      <style:text-properties style:font-name="Times New Roman" style:font-name-complex="Times New Roman"/>
    </style:style>
    <style:style style:name="P270" style:parent-style-name="Textbody" style:family="paragraph">
      <style:paragraph-properties fo:line-height="100%"/>
      <style:text-properties style:font-name="Times New Roman" style:font-name-complex="Times New Roman"/>
    </style:style>
    <style:style style:name="P271" style:parent-style-name="Textbody" style:family="paragraph">
      <style:paragraph-properties fo:line-height="100%"/>
      <style:text-properties style:font-name="Times New Roman" style:font-name-complex="Times New Roman"/>
    </style:style>
    <style:style style:name="P272" style:parent-style-name="Textbody" style:family="paragraph">
      <style:paragraph-properties fo:line-height="100%"/>
      <style:text-properties style:font-name="Times New Roman" style:font-name-complex="Times New Roman"/>
    </style:style>
    <style:style style:name="P273" style:parent-style-name="Textbody" style:family="paragraph">
      <style:paragraph-properties fo:line-height="100%"/>
      <style:text-properties style:font-name="Times New Roman" style:font-name-complex="Times New Roman"/>
    </style:style>
    <style:style style:name="P274" style:parent-style-name="Textbody" style:family="paragraph">
      <style:paragraph-properties fo:line-height="100%"/>
      <style:text-properties style:font-name="Times New Roman" style:font-name-complex="Times New Roman"/>
    </style:style>
    <style:style style:name="P275" style:parent-style-name="Textbody" style:family="paragraph">
      <style:paragraph-properties fo:line-height="100%"/>
      <style:text-properties style:font-name="Times New Roman" style:font-name-complex="Times New Roman"/>
    </style:style>
    <style:style style:name="P276" style:parent-style-name="Textbody" style:family="paragraph">
      <style:paragraph-properties fo:line-height="100%"/>
      <style:text-properties style:font-name="Times New Roman" style:font-name-complex="Times New Roman"/>
    </style:style>
    <style:style style:name="P277" style:parent-style-name="Textbody" style:family="paragraph">
      <style:paragraph-properties fo:line-height="100%"/>
      <style:text-properties style:font-name="Times New Roman" style:font-name-complex="Times New Roman"/>
    </style:style>
    <style:style style:name="P278" style:parent-style-name="Textbody" style:family="paragraph">
      <style:paragraph-properties fo:line-height="100%"/>
      <style:text-properties style:font-name="Times New Roman" style:font-name-complex="Times New Roman"/>
    </style:style>
    <style:style style:name="P279" style:parent-style-name="Textbody" style:family="paragraph">
      <style:paragraph-properties fo:line-height="100%"/>
      <style:text-properties style:font-name="Times New Roman" style:font-name-complex="Times New Roman"/>
    </style:style>
    <style:style style:name="P280" style:parent-style-name="Textbody" style:family="paragraph">
      <style:paragraph-properties fo:line-height="100%"/>
      <style:text-properties style:font-name="Times New Roman" style:font-name-complex="Times New Roman"/>
    </style:style>
    <style:style style:name="P281" style:parent-style-name="Textbody" style:family="paragraph">
      <style:paragraph-properties fo:line-height="100%"/>
      <style:text-properties style:font-name="Times New Roman" style:font-name-complex="Times New Roman"/>
    </style:style>
    <style:style style:name="P282" style:parent-style-name="Textbody" style:family="paragraph">
      <style:paragraph-properties fo:line-height="100%"/>
      <style:text-properties style:font-name="Times New Roman" style:font-name-complex="Times New Roman"/>
    </style:style>
    <style:style style:name="P283" style:parent-style-name="Textbody" style:family="paragraph">
      <style:paragraph-properties fo:line-height="100%"/>
      <style:text-properties style:font-name="Times New Roman" style:font-name-complex="Times New Roman"/>
    </style:style>
    <style:style style:name="P284" style:parent-style-name="Textbody" style:family="paragraph">
      <style:paragraph-properties fo:line-height="100%"/>
      <style:text-properties style:font-name="Times New Roman" style:font-name-complex="Times New Roman"/>
    </style:style>
    <style:style style:name="P285" style:parent-style-name="Textbody" style:family="paragraph">
      <style:paragraph-properties fo:line-height="100%"/>
      <style:text-properties style:font-name="Times New Roman" style:font-name-complex="Times New Roman"/>
    </style:style>
    <style:style style:name="P286" style:parent-style-name="Textbody" style:family="paragraph">
      <style:paragraph-properties fo:line-height="100%"/>
      <style:text-properties style:font-name="Times New Roman" style:font-name-complex="Times New Roman"/>
    </style:style>
    <style:style style:name="P287" style:parent-style-name="Textbody" style:family="paragraph">
      <style:paragraph-properties fo:line-height="100%"/>
      <style:text-properties style:font-name="Times New Roman" style:font-name-complex="Times New Roman"/>
    </style:style>
    <style:style style:name="P288" style:parent-style-name="Textbody" style:family="paragraph">
      <style:paragraph-properties fo:line-height="100%"/>
      <style:text-properties style:font-name="Times New Roman" style:font-name-complex="Times New Roman"/>
    </style:style>
    <style:style style:name="P289" style:parent-style-name="Textbody" style:family="paragraph">
      <style:paragraph-properties fo:line-height="100%"/>
      <style:text-properties style:font-name="Times New Roman" style:font-name-complex="Times New Roman"/>
    </style:style>
    <style:style style:name="P290" style:parent-style-name="Textbody" style:family="paragraph">
      <style:paragraph-properties fo:line-height="100%"/>
      <style:text-properties style:font-name="Times New Roman" style:font-name-complex="Times New Roman"/>
    </style:style>
    <style:style style:name="P291" style:parent-style-name="Textbody" style:family="paragraph">
      <style:paragraph-properties fo:line-height="100%"/>
      <style:text-properties style:font-name="Times New Roman" style:font-name-complex="Times New Roman"/>
    </style:style>
    <style:style style:name="P292" style:parent-style-name="Textbody" style:family="paragraph">
      <style:paragraph-properties fo:line-height="100%"/>
      <style:text-properties style:font-name="Times New Roman" style:font-name-complex="Times New Roman"/>
    </style:style>
    <style:style style:name="P293" style:parent-style-name="Textbody" style:family="paragraph">
      <style:paragraph-properties fo:line-height="100%"/>
      <style:text-properties style:font-name="Times New Roman" style:font-name-complex="Times New Roman"/>
    </style:style>
    <style:style style:name="P294" style:parent-style-name="Textbody" style:family="paragraph">
      <style:paragraph-properties fo:line-height="100%"/>
      <style:text-properties style:font-name="Times New Roman" style:font-name-complex="Times New Roman"/>
    </style:style>
    <style:style style:name="P295" style:parent-style-name="Textbody" style:family="paragraph">
      <style:paragraph-properties fo:line-height="100%"/>
    </style:style>
    <style:style style:name="T296" style:parent-style-name="DefaultParagraphFont" style:family="text">
      <style:text-properties style:font-name="Times New Roman" style:font-name-complex="Times New Roman"/>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none" draw:stroke="solid" svg:stroke-width="0.01389in" svg:stroke-color="#3465a4" draw:marker-end="a3" svg:stroke-opacity="100%"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3465a4" draw:marker-end="a5" svg:stroke-opacity="100%" style:horizontal-rel="paragraph" style:vertical-rel="paragraph" style:horizontal-pos="from-left" style:vertical-pos="from-top"/>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2"/>
      <text:p text:style-name="P3">CS 315</text:p>
      <text:p text:style-name="P4">Programming Languages<text:line-break/>Project 1</text:p>
      <text:p text:style-name="P5"/>
      <text:h text:style-name="P6" text:outline-level="1"><text:span text:style-name="T7">Doğaç Eldenk<text:s/></text:span><text:span text:style-name="T8">sec-2 / 21703939</text:span><text:span text:style-name="T9"><text:line-break/></text:span><text:span text:style-name="T10">Ata Atasoy<text:s/></text:span><text:span text:style-name="T11">sec-2 <text:s/>/ 21702532</text:span></text:h>
      <text:p text:style-name="P12"/>
      <text:p text:style-name="P13"/>
      <text:soft-page-break/>
      <text:h text:style-name="P14" text:outline-level="1">1. Introduction</text:h>
      <text:p text:style-name="Textbody"><text:span text:style-name="T15">Nowadays,<text:s/></text:span><text:span text:style-name="T16">Internet of Things</text:span><text:span text:style-name="T17"><text:s/>is getting more and more popular. Our aim is to design a programming language for IoT devices. Our language’s name is<text:s/></text:span><text:span text:style-name="T18">Wakanda</text:span><text:span text:style-name="T19">,since it has a simple syntax one can think it is a weak language, but once one dives deep into it they will see it is very flexib</text:span><text:span text:style-name="T20">le and powerful. Wakanda’s syntax is<text:s/></text:span><text:span text:style-name="T21">Go</text:span><text:span text:style-name="T22"><text:s/>alike (also makes it similar to C). Because our primary functions are concurrency (on sensor reading and switches) and networking. Target user for our programming language is not professionals but people who are simi</text:span><text:span text:style-name="T23">lar with programming, like hobbiests who likes to do DIY projects. It should be easy for them to write consistent code on Wakanda because of it’s syntax and error handling capabilities.</text:span></text:p>
      <text:h text:style-name="P24" text:outline-level="1">2. Fundamental Structural Components</text:h>
      <text:p text:style-name="P25">Wakanda is not an Object-Oriented<text:s/>language like C++ or Java. We are more concentrated on the functional side. We believe that IoT nodes should run a consistent, well-built, exception handling code. Therefore we are keeping things simple and giving user flexibility to handle all kinds of errors and exceptions.</text:p>
      <text:h text:style-name="P26" text:outline-level="2">2.1 Main Program</text:h>
      <text:p text:style-name="Textbody"><text:span text:style-name="T27">Wakanda has 2 additional methods to main. They are<text:s/></text:span><text:span text:style-name="T28">initial<text:s/></text:span><text:span text:style-name="T29">and<text:s/></text:span><text:span text:style-name="T30">end</text:span><text:span text:style-name="T31">. The flow of events if like following:</text:span></text:p>
      <text:p text:style-name="Textbody"><text:span text:style-name="T32"><draw:custom-shape svg:x="0.0055in" svg:y="0.1402in" svg:width="1.2875in" svg:height="0.49861in" draw:z-index="251658240" draw:id="id0" draw:style-name="a0" draw:name="Shape1" text:anchor-type="paragraph"><svg:title/><svg:desc/><text:p text:style-name="P33">Initial</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4"><draw:custom-shape svg:x="5.2146in" svg:y="0.1772in" svg:width="1.2875in" svg:height="0.49861in" draw:z-index="2" draw:id="id1" draw:style-name="a1" draw:name="Shape1" text:anchor-type="paragraph"><svg:title/><svg:desc/><text:p text:style-name="P35">End</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36"><draw:custom-shape svg:x="1.8665in" svg:y="0.1626in" svg:width="1.2875in" svg:height="0.49861in" draw:z-index="251659264" draw:id="id2" draw:style-name="a2" draw:name="Shape1" text:anchor-type="paragraph"><svg:title/><svg:desc/><text:p text:style-name="P37">Main</text:p><draw:enhanced-geometry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Textbody"><text:span text:style-name="T38"><draw:connector draw:type="line" svg:x1="1.2929in" svg:y1="-0.0791in" svg:x2="1.86582in" svg:y2="-0.0791in" draw:z-index="3" draw:id="id3" draw:style-name="a4" draw:name="Shape2" text:anchor-type="paragraph"><svg:title/><svg:desc/></draw:connector></text:span><text:span text:style-name="T39"><draw:connector draw:type="line" svg:x1="3.1543in" svg:y1="-0.06521in" svg:x2="5.21402in" svg:y2="-0.0791in" draw:z-index="4" draw:id="id4" draw:style-name="a6" draw:name="Shape3" text:anchor-type="paragraph"><svg:title/><svg:desc/></draw:connector></text:span></text:p>
      <text:list text:style-name="LFO1" text:continue-numbering="true">
        <text:list-item>
          <text:p text:style-name="P40">When a IoT<text:s/>node is launched or a code is imported from another file, it’s initial statement is run first. Variables defined in initial statement are global variables and they are also exported to other files when imported.</text:p>
        </text:list-item>
        <text:list-item>
          <text:p text:style-name="P41">When the initialization process if finished,<text:s/>it starts running the code in the main statement as a regular Go, C++ or Java program. Note that Initial and End statements are optional but it is highly encouraged for programmers to use.</text:p>
        </text:list-item>
        <text:list-item>
          <text:p text:style-name="P42">Finally, when the Main statement throws an error, the program continues from End statement. This statement includes things as closing the connection, reporting the user that node is failed etc. For example it can send a mail to user if it fails during a run so the user will see it immediately and will have less downtime.</text:p>
        </text:list-item>
      </text:list>
      <text:p text:style-name="Textbody"><text:span text:style-name="T43"><draw:frame draw:z-index="6" draw:id="id5" draw:style-name="a7" draw:name="Shape5" text:anchor-type="paragraph" svg:x="0.0625in" svg:y="0.23611in" svg:width="7.0375in" svg:height="2.83333in" style:rel-width="scale" style:rel-height="scale"><draw:text-box><text:p text:style-name="P44">using []</text:p><text:p text:style-name="P45"/><text:p text:style-name="P46">initial {</text:p><text:p text:style-name="P47"><text:tab/>...initial definitions etc.</text:p><text:p text:style-name="P48">}</text:p><text:p text:style-name="P49"/><text:p text:style-name="P50">main {</text:p><text:p text:style-name="P51"><text:tab/>...main</text:p><text:p text:style-name="P52">}</text:p><text:p text:style-name="P53"/><text:p text:style-name="P54">end {</text:p><text:p text:style-name="P55"><text:tab/>...final operations<text:line-break/>}</text:p></draw:text-box><svg:title/><svg:desc/></draw:frame></text:span><text:span text:style-name="T56">An example program:</text:span></text:p>
      <text:p text:style-name="P57">Note the using statement at the end, we will cover it later.</text:p>
      <text:h text:style-name="P58" text:outline-level="2">2.2 Functions</text:h>
      <text:p text:style-name="Textbody"><text:span text:style-name="T59">There are no classes in Wakanda but we can import<text:s/></text:span><text:span text:style-name="T60">other files to use functions that are defined inside other files. By default, every function is exported to the imported file. You can hide a function to imported function if you write<text:s/></text:span><text:span text:style-name="T61">!func<text:s/></text:span><text:span text:style-name="T62">instead of<text:s/></text:span><text:span text:style-name="T63">func</text:span><text:span text:style-name="T64">. In wakanda, the void funcitons are usually avoid</text:span><text:span text:style-name="T65">ed. Because we want consistency around our code, it is highly recommended that you should use<text:s/></text:span><text:span text:style-name="T66">Promise</text:span><text:span text:style-name="T67"><text:s/>type instead of void function. Promise types can trigger exceptions inside functions so you can handle them. A basic function definition is the following:</text:span></text:p>
      <text:soft-page-break/>
      <text:p text:style-name="Textbody"><text:span text:style-name="T68"><draw:frame draw:z-index="5" draw:id="id6" draw:style-name="a8" draw:name="Shape4" text:anchor-type="paragraph" svg:x="0.052in" svg:y="-0.0598in" svg:width="6.07431in" svg:height="0.66736in" style:rel-width="scale" style:rel-height="scale"><draw:text-box><text:p text:style-name="Normal"><text:span text:style-name="T69">(!func | func) functionName(type value, ...) -&gt; (returnType | 0) {</text:span></text:p><text:p text:style-name="Normal"><text:span text:style-name="T70"><text:tab/>... Function body</text:span></text:p><text:p text:style-name="Normal"><text:span text:style-name="T71"><text:tab/>return &lt;value&gt;</text:span></text:p><text:p text:style-name="Normal"><text:span text:style-name="T72">}</text:span></text:p></draw:text-box><svg:title/><svg:desc/></draw:frame></text:span><text:span text:style-name="T73">Note that 0 is used to define void funcitons, which we do not recommend!</text:span></text:p>
      <text:h text:style-name="P74" text:outline-level="2">2.3 Loops</text:h>
      <text:p text:style-name="Textbody"><text:span text:style-name="T75"><draw:frame draw:z-index="7" draw:id="id7" draw:style-name="a9" draw:name="Shape6" text:anchor-type="paragraph" svg:x="-0.00417in" svg:y="1.41875in" svg:width="3.41667in" svg:height="1.56667in" style:rel-width="scale" style:rel-height="scale"><draw:text-box><text:p text:style-name="Normal"><text:span text:style-name="T76">for &lt;condition&gt; {</text:span></text:p><text:p text:style-name="Normal"><text:span text:style-name="T77"><text:tab/>...</text:span></text:p><text:p text:style-name="Normal"><text:span text:style-name="T78">}</text:span></text:p><text:p text:style-name="Normal"/><text:p text:style-name="Normal"><text:span text:style-name="T79">for element in array {</text:span></text:p><text:p text:style-name="Normal"><text:span text:style-name="T80"><text:tab/></text:span><text:span text:style-name="T81">...</text:span></text:p><text:p text:style-name="Normal"><text:span text:style-name="T82">}</text:span></text:p></draw:text-box><svg:title/><svg:desc/></draw:frame></text:span><text:span text:style-name="T83">Wakanda only has for loop like Go language. It can be also used<text:s/></text:span><text:span text:style-name="T84">as a while loop. It does not need parantheses. We believe that there are no advantages of having a seperate while and for loop therefore we have choosen to have our loops like Go. Example for statements:</text:span></text:p>
      <text:p text:style-name="P85">We will explain more about arrays in the future subsections so you can easily creative iterative loops.</text:p>
      <text:h text:style-name="P86" text:outline-level="2">2.4 Variable and Array Definition</text:h>
      <text:p text:style-name="Textbody"><text:span text:style-name="T87"><draw:frame draw:z-index="8" draw:id="id8" draw:style-name="a10" draw:name="Shape7" text:anchor-type="paragraph" svg:x="0.0125in" svg:y="1.28611in" svg:width="4.70833in" svg:height="1.3in" style:rel-width="scale" style:rel-height="scale"><draw:text-box><text:p text:style-name="Normal"><text:span text:style-name="T88">main {</text:span></text:p><text:p text:style-name="Normal"><text:span text:style-name="T89"><text:tab/>number a</text:span></text:p><text:p text:style-name="Normal"><text:span text:style-name="T90"><text:tab/>number b = 0.3</text:span></text:p><text:p text:style-name="Normal"><text:span text:style-name="T91"><text:tab/>number[] c = [1..4</text:span><text:span text:style-name="T92">] // Array definiton from 1 to 4</text:span></text:p><text:p text:style-name="Normal"><text:span text:style-name="T93"><text:tab/>func smf = () -&gt; 0 {} // func is also a primitive type</text:span></text:p><text:p text:style-name="Normal"><text:span text:style-name="T94">}</text:span></text:p></draw:text-box><svg:title/><svg:desc/></draw:frame></text:span><text:span text:style-name="T95">Variables can be defined with initial values or without values. When a variable is not assigned to an<text:s/></text:span><text:span text:style-name="T96">initial value, it is<text:s/></text:span><text:span text:style-name="T97">undefined</text:span><text:span text:style-name="T98"><text:s/>and it can be checked whether it is undefined or not by the ? Operator. It returns true if it is defined and false if it undefined. Example definitions are the following:</text:span></text:p>
      <text:p text:style-name="P99">Primitive types are : number, char, string, func, sensor, URL and arrays can be defined on any type.</text:p>
      <text:p text:style-name="P100">Custom types are defined in the program body as the<text:s/>following:</text:p>
      <text:soft-page-break/>
      <text:p text:style-name="Textbody"><text:span text:style-name="T101"><draw:frame draw:z-index="11" draw:id="id9" draw:style-name="a11" draw:name="Shape8" text:anchor-type="paragraph" svg:x="-0.00417in" svg:y="4.6375in" svg:width="4.11667in" svg:height="2.25833in" style:rel-width="scale" style:rel-height="scale"><draw:text-box><text:p text:style-name="P102">main {</text:p><text:p text:style-name="P103"><text:tab/>customtype t = [5, 7]</text:p><text:p text:style-name="P104"><text:tab/>number a, b</text:p><text:p text:style-name="P105"><text:tab/>[a, b] = t</text:p><text:p text:style-name="P106"><text:tab/>[_, b] = t // First element is ignored</text:p><text:p text:style-name="P107">}</text:p><text:p text:style-name="P108"/><text:p text:style-name="P109">@pair [</text:p><text:p text:style-name="P110"><text:tab/>number a</text:p><text:p text:style-name="P111"><text:tab/>number b</text:p><text:p text:style-name="P112">]</text:p></draw:text-box><svg:title/><svg:desc/></draw:frame></text:span><text:span text:style-name="T113"><draw:frame draw:z-index="9" draw:id="id10" draw:style-name="a12" draw:name="Shape8" text:anchor-type="paragraph" svg:x="-0.00417in" svg:y="0in" svg:width="2.36667in" svg:height="1.23333in" style:rel-width="scale" style:rel-height="scale"><draw:text-box><text:p text:style-name="Normal"><text:span text:style-name="T114">@customtype [</text:span></text:p><text:p text:style-name="Normal"><text:span text:style-name="T115"><text:tab/>number aNumber</text:span></text:p><text:p text:style-name="Normal"><text:span text:style-name="T116"><text:tab/>func someFunc</text:span></text:p><text:p text:style-name="Normal"><text:span text:style-name="T117"><text:tab/>string name</text:span></text:p><text:p text:style-name="Normal"><text:span text:style-name="T118"><text:tab/>anothertype myval</text:span></text:p><text:p text:style-name="Normal"><text:span text:style-name="T119">]</text:span></text:p></draw:text-box><svg:title/><svg:desc/></draw:frame></text:span><text:span text:style-name="T120"><draw:frame draw:z-index="10" draw:id="id11" draw:style-name="a13" draw:name="Shape9" text:anchor-type="paragraph" svg:x="0.0055in" svg:y="3.998in" svg:width="6.65903in" svg:height="1.17569in" style:rel-width="scale" style:rel-height="scale"><draw:text-box><text:p text:style-name="Normal"/></draw:text-box><svg:title/><svg:desc/></draw:frame></text:span><text:span text:style-name="T121">With this feature, you can bundle data. Therefore customtype is also called a<text:s/></text:span><text:span text:style-name="T122">bundle<text:s/></text:span><text:span text:style-name="T123">in Wakanda. Because you can also have functions inside bundles, you can pr</text:span><text:span text:style-name="T124">ogram Wakanda like an object oriented language, but we do not encourage it, it is up to user. Access to members of bundles are done using . operator. You can also have factory methods of bundles instead of constructors. All values are undefined when a new<text:s/></text:span><text:span text:style-name="T125">bundle object is defined. One of the most importants in Wakanda is, array – bundle association. Every bundle in Wakanda is an extension to array. Bundles can be unpacked as arrays or arrays can be packed as bundles. Every bundle is an array and it’s size i</text:span><text:span text:style-name="T126">s it’s number of properties. The ordering of properties is the indices of elements and each element has strictly the type of it’s property. For example:</text:span></text:p>
      <text:p text:style-name="P127">The _ is used when a variable is ignored. It can be only used with array unpacking operation.</text:p>
      <text:p text:style-name="P128">The operation .. is used for creating an uniformly distributed array. For example 1..5 creates an array [1,2,3,4,5]. It also can be used with characters like [‘a’..’d’] to denote [‘a’,’b’,’c’,’d’]. It can be useful with the for loops.</text:p>
      <text:h text:style-name="P129" text:outline-level="2">2.5 If Else Statements</text:h>
      <text:p text:style-name="Textbody"><text:span text:style-name="T130">If and Else statements are identical to Go. You don’t need paranthesis for conditions like Go. The syntax is just<text:s/></text:span><text:span text:style-name="T131">If cond {...}<text:s/></text:span><text:span text:style-name="T132">else {…}</text:span><text:span text:style-name="T133">. Language also supports else if statements.</text:span></text:p>
      <text:soft-page-break/>
      <text:h text:style-name="P134" text:outline-level="1">3. Functional Components</text:h>
      <text:h text:style-name="Heading2" text:outline-level="2"><text:span text:style-name="T135"><draw:frame draw:z-index="251660288" draw:id="id12" draw:style-name="a14" draw:name="Text Box 14" text:anchor-type="paragraph" svg:x="-0.02083in" svg:y="0.40694in" svg:width="6.14167in" svg:height="1.69167in" style:rel-width="scale" style:rel-height="scale"><draw:text-box><text:p text:style-name="P136">include[connection: c, iostream:p, sensors:s]</text:p><text:p text:style-name="P137"/><text:p text:style-name="P138">main{</text:p><text:p text:style-name="P139"><text:tab/>url myUrl = c.connect(“https://www.mysite.com/something”)</text:p><text:p text:style-name="P140"><text:span text:style-name="T141"><text:tab/>url myUrl2 = connection.connect(</text:span><text:bookmark-start text:name="_Hlt22510333"/><text:bookmark-start text:name="_Hlt22510334"/><text:span text:style-name="T142">“</text:span><text:a xlink:href="https://www.mysite.com/something" office:target-frame-name="_top" xlink:show="replace">https://www.mysite.com/something</text:a><text:bookmark-end text:name="_Hlt22510333"/><text:bookmark-end text:name="_Hlt22510334"/><text:span text:style-name="T143">”)</text:span></text:p><text:p text:style-name="P144"><text:tab/>wait response = myURL.get()</text:p><text:p text:style-name="P145"><text:tab/>LOG response</text:p><text:p text:style-name="P146"><text:tab/>number currentTemperature = s.thermometer.getKelvins()</text:p><text:p text:style-name="P147"><text:tab/>LOG temperature</text:p><text:p text:style-name="P148"><text:tab/>p.print(“Curren temperature in Kelvins is: “, temperature)<text:s/></text:p><text:p text:style-name="P149">}</text:p><text:p text:style-name="P150"/></draw:text-box><svg:title/><svg:desc/></draw:frame></text:span><text:span text:style-name="T151">3</text:span><text:span text:style-name="T152">.1<text:s/></text:span><text:span text:style-name="T153">Include Statements</text:span></text:h>
      <text:p text:style-name="P154"/>
      <text:p text:style-name="Textbody"/>
      <text:p text:style-name="Textbody"/>
      <text:p text:style-name="P155"/>
      <text:p text:style-name="P156">Include statements are carry the same purpose as C++. Instead of writing multiple include statements, Wakanda allows you to include the built-in libraries in an array. Wakanda also allows<text:s/>programmers<text:s/>to create an alias for the included libraries names. It’s not mandatory to create an alias for the file to be included, as in the given code snippet above,<text:s/>“c.connect(“aURL”)” and “connection.connect(“aURL”)” lines do the same exact thing. The reason that Wakanda lets programmers to create aliases is to make their coding experience smoother.</text:p>
      <text:h text:style-name="Heading2" text:outline-level="2"><text:span text:style-name="T157"><draw:frame draw:z-index="251661312" draw:id="id13" draw:style-name="a15" draw:name="Text Box 15" text:anchor-type="paragraph" svg:x="-0.02083in" svg:y="0.39375in" svg:width="6.46667in" svg:height="1.01667in" style:rel-width="scale" style:rel-height="scale"><draw:text-box><text:p text:style-name="P158">func goodVoidFunction() -&gt; Promise{</text:p><text:p text:style-name="P159"><text:tab/>if( input(“Enter a positive number”) &lt; 0 ) {</text:p><text:p text:style-name="P160"><text:tab/><text:tab/>FAIL<text:s/>“For some reason” //Instanly returns fail</text:p><text:p text:style-name="P161">}</text:p><text:p text:style-name="P162"><text:tab/>OK //Instantly returns that it has successfully executed<text:tab/></text:p><text:p text:style-name="P163">}<text:tab/><text:tab/></text:p></draw:text-box><svg:title/><svg:desc/></draw:frame></text:span><text:span text:style-name="T164">3.2</text:span><text:span text:style-name="T165"><text:s/></text:span><text:span text:style-name="T166">OK – Fail Statements</text:span></text:h>
      <text:p text:style-name="Textbody"/>
      <text:p text:style-name="Textbody"/>
      <text:p text:style-name="Textbody"><text:span text:style-name="T167">Since Wakanda language is designed for the IoT devices which will work with sensors and internet connection, its likely that there may be run-time issues. Also<text:s/></text:span>in<text:s/>section 2.2,<text:s/>its stated that “<text:span text:style-name="T168">Because we want consistency around our code, it is highly recommended that you should use Promise type instead of void function. Promise types can trigger exceptions inside functions so you can handle them</text:span><text:span text:style-name="T169">.</text:span><text:span text:style-name="T170">” Hence, to handle these exception</text:span><text:span text:style-name="T171">s</text:span><text:span text:style-name="T172"><text:s/>inside the functions, Wakanda has OK-Fail statements.</text:span><text:span text:style-name="T173"><text:s/></text:span><text:span text:style-name="T174">Functions return a FAIL statement to signal that statements inside the function did not execute for a reason, or return a OK statement to signal that everything ran as planned.<text:s/></text:span></text:p>
      <text:p text:style-name="P175"/>
      <text:soft-page-break/>
      <text:p text:style-name="P176">3.3<text:s/>Finally Statement</text:p>
      <text:p text:style-name="P177">Define finally here.</text:p>
      <text:p text:style-name="P178">3.4 Log statement</text:p>
      <text:p text:style-name="P179">Define Log here since when we use LOG its likely to have finally and OK-Fail statements.</text:p>
      <text:p text:style-name="P180"/>
      <text:p text:style-name="P181">To Define:, async, finally, timer, sensors, switch, log, arithmetics ??</text:p>
      <text:h text:style-name="P182" text:outline-level="1">4. BNF Description</text:h>
      <text:h text:style-name="P183" text:outline-level="2">4.1 Program Description</text:h>
      <text:p text:style-name="P184"><text:span text:style-name="T185">&lt;program&gt;</text:span><text:span text:style-name="T186"><text:s/>::= &lt;include_stmt&gt; &lt;funct</text:span><text:span text:style-name="T187">ion_or_type_definitions&gt;</text:span></text:p>
      <text:p text:style-name="P188">| &lt;function_or_type_definitions&gt;</text:p>
      <text:p text:style-name="P189"><text:span text:style-name="T190">&lt;function_or_type_definitions&gt;<text:s/></text:span><text:span text:style-name="T191">::= &lt;function_or_type_definition&gt;</text:span></text:p>
      <text:p text:style-name="P192">| &lt;function_or_type_definition&gt; &lt;function_or_type_definitions&gt;</text:p>
      <text:p text:style-name="P193"><text:span text:style-name="T194">&lt;function_or_type_definition&gt;<text:s/></text:span><text:span text:style-name="T195">::= &lt;function&gt;</text:span></text:p>
      <text:p text:style-name="P196">| &lt;type_definition&gt;</text:p>
      <text:p text:style-name="Textbody"><text:span text:style-name="T197">&lt;com</text:span><text:span text:style-name="T198">ment&gt;<text:s/></text:span><text:span text:style-name="T199">::= &lt;backslash&gt; &lt;backslash&gt; &lt;sentence&gt;</text:span></text:p>
      <text:h text:style-name="P200" text:outline-level="2">4.2 Include Statement</text:h>
      <text:p text:style-name="P201">&lt;include_stmt&gt; ::= &lt;include_word&gt; &lt;include_list&gt;</text:p>
      <text:p text:style-name="P202">&lt;include_list&gt; ::= &lt;LB&gt; &lt;include_list_items&gt; &lt;RB&gt;</text:p>
      <text:p text:style-name="P203">| &lt;LB&gt; &lt;RB&gt;</text:p>
      <text:p text:style-name="P204">&lt;include_list_items&gt; ::=<text:s/>&lt;include_list_item&gt;|&lt;include_list_item&gt;&lt;comma&gt;&lt;include_list_items&gt;</text:p>
      <text:p text:style-name="P205">&lt;include_list_item&gt; ::= &lt;identifier&gt;|&lt;string&gt;&lt;semicolon&gt;&lt;identifier&gt;</text:p>
      <text:p text:style-name="P206"/>
      <text:p text:style-name="P207">// Type definition</text:p>
      <text:p text:style-name="P208">&lt;type_definition&gt; ::= &lt;at_sign&gt;&lt;identifier&gt;&lt;LB&gt;&lt;declerations&gt;&lt;RB&gt;</text:p>
      <text:p text:style-name="P209">&lt;declerations&gt; ::= &lt;declarations&gt;|&lt;declaration&gt;&lt;newline&gt;&lt;declerations&gt;</text:p>
      <text:p text:style-name="P210"/>
      <text:p text:style-name="P211">// Functions definition</text:p>
      <text:p text:style-name="P212">&lt;function&gt; ::= &lt;function_signature&gt;&lt;function_body&gt;</text:p>
      <text:p text:style-name="P213">&lt;function_signature&gt; ::= &lt;structural_function_sign&gt;|&lt;custom_function_sign&gt;</text:p>
      <text:p text:style-name="P214">&lt;structural_function_sign&gt; ::= &lt;initial&gt;|&lt;main&gt;|&lt;end&gt;</text:p>
      <text:p text:style-name="P215">&lt;custom_function_sign&gt; ::= &lt;function_identifier&gt;&lt;LP&gt;&lt;function_parameter_list&gt;&lt;RP&gt;&lt;small_rigth_arrow&gt;&lt;function_return_type&gt;</text:p>
      <text:p text:style-name="P216">&lt;function_identifier&gt; ::= &lt;func&gt;&lt;identifier&gt;</text:p>
      <text:p text:style-name="P217">&lt;function_return_type&gt; ::= &lt;type&gt;|&lt;void&gt;</text:p>
      <text:p text:style-name="P218"/>
      <text:p text:style-name="P219">// Parameters definition</text:p>
      <text:p text:style-name="P220">&lt;function_parameter_list&gt; ::= &lt;function_parameter&gt;|&lt;function_parameter&gt;&lt;comma&gt;&lt;function_parameter_list&gt;</text:p>
      <text:p text:style-name="P221">&lt;function_parameter&gt; ::= &lt;type&gt;&lt;identifier&gt;</text:p>
      <text:p text:style-name="P222"/>
      <text:p text:style-name="P223">// Function body definition</text:p>
      <text:p text:style-name="P224">&lt;function_body&gt; ::= &lt;stmts&gt;|&lt;stmts&gt;&lt;final&gt;</text:p>
      <text:p text:style-name="P225">&lt;final&gt; ::= &lt;ok&gt;|&lt;fail&gt;&lt;string&gt;|&lt;finally_stmt&gt;</text:p>
      <text:p text:style-name="P226">&lt;finally_stmt&gt; ::= &lt;finally&gt;&lt;LCB&gt;&lt;success&gt;&lt;block_stmts&gt;&lt;fail&gt;&lt;block_stmts&gt;&lt;RCB&gt;|&lt;finally&gt;&lt;LCB&gt;&lt;fail&gt;&lt;block_stmts&gt;&lt;RCB&gt;</text:p>
      <text:p text:style-name="P227"/>
      <text:p text:style-name="P228">// Statements</text:p>
      <text:p text:style-name="P229">&lt;block_stmts&gt; ::= &lt;LCB&gt;&lt;RCB&gt;|&lt;LCB&gt;&lt;stmts&gt;&lt;RCB&gt;</text:p>
      <text:p text:style-name="P230">&lt;stmts&gt; ::= &lt;stmt&gt;|&lt;stmt&gt;&lt;stmts&gt;</text:p>
      <text:p text:style-name="P231">&lt;stmt&gt; ::=<text:s/>&lt;function_call&gt;|&lt;keyword_stmt&gt;|&lt;assignment_stmt&gt;|&lt;decleration_stmt&gt;|&lt;return_stmt&gt;|&lt;if_stmt&gt;|&lt;loop_stmt&gt;|&lt;endline&gt;</text:p>
      <text:p text:style-name="P232"/>
      <text:p text:style-name="P233">// Function call</text:p>
      <text:p text:style-name="P234">&lt;function_call&gt; ::= &lt;identifier&gt;&lt;LP&gt;&lt;function_call_parameters&gt;&lt;RP&gt;|&lt;identifier&gt;&lt;dot&gt;&lt;function_call&gt;</text:p>
      <text:p text:style-name="P235">&lt;function_call_parameters&gt; ::= &lt;value&gt;|&lt;value&gt;&lt;comma&gt;&lt;function_call_parameters&gt;</text:p>
      <text:p text:style-name="P236"/>
      <text:p text:style-name="P237">// Keyword statement</text:p>
      <text:p text:style-name="P238">&lt;keyword_stmt&gt; ::= &lt;log_stmt&gt;</text:p>
      <text:p text:style-name="P239">&lt;log_stmt&gt; ::= &lt;log&gt;&lt;value&gt;</text:p>
      <text:p text:style-name="P240"/>
      <text:p text:style-name="P241">// Decleration and assignment statement</text:p>
      <text:p text:style-name="P242">&lt;decleration_stmt&gt; ::= &lt;type&gt;&lt;identifier&gt;|&lt;type&gt;&lt;assignment_stmt&gt;</text:p>
      <text:p text:style-name="P243">&lt;assignment_stmt&gt; ::= &lt;identifier&gt;&lt;assignment_operator&gt;&lt;value&gt;</text:p>
      <text:p text:style-name="P244"/>
      <text:p text:style-name="P245">// Return statement</text:p>
      <text:p text:style-name="P246">&lt;return_stmt&gt; ::= &lt;ok&gt;|&lt;fail&gt;&lt;string&gt;|&lt;return&gt;|&lt;return&gt;&lt;value&gt;</text:p>
      <text:p text:style-name="P247"/>
      <text:p text:style-name="P248">// If statement</text:p>
      <text:p text:style-name="P249">&lt;if_stmt&gt; ::= &lt;matched_if_stmt&gt;|&lt;unmatched_if_stmt&gt;</text:p>
      <text:p text:style-name="P250">&lt;matched_if_stmt&gt; ::= &lt;if&gt;&lt;condition&gt;&lt;block_stmts&gt;&lt;else&gt;&lt;block_stmts&gt;</text:p>
      <text:p text:style-name="P251">&lt;unmatched_if_stmt&gt; ::= &lt;if&gt;&lt;condition&gt;&lt;block_stmts&gt;|&lt;if&gt;&lt;condition&gt;&lt;block_stmts&gt;&lt;else&gt;&lt;unmatched_if_stmt&gt;</text:p>
      <text:p text:style-name="P252"/>
      <text:p text:style-name="P253">// Loop statement</text:p>
      <text:p text:style-name="P254">&lt;loop_stmt&gt; ::= &lt;for&gt;&lt;condition&gt;&lt;block_stmts&gt;|&lt;for&gt;&lt;iterable&gt;&lt;block_stmts&gt;</text:p>
      <text:p text:style-name="P255">&lt;condition&gt; ::= &lt;LP&gt;&lt;condition&gt;&lt;RP&gt;|&lt;value&gt;|&lt;value&gt;&lt;logic_operator&gt;&lt;condition&gt;|&lt;exmark&gt;&lt;condition&gt;|&lt;questionmark&gt;&lt;condition&gt;</text:p>
      <text:p text:style-name="P256">&lt;iterable&gt; ::= &lt;identifier&gt;&lt;assignment_operator&gt;&lt;iterable_value&gt;</text:p>
      <text:p text:style-name="P257">&lt;iterable_value&gt; ::= &lt;identifier&gt;|&lt;LB&gt;&lt;value&gt;&lt;dot&gt;&lt;dot&gt;&lt;value&gt;&lt;RB&gt;</text:p>
      <text:p text:style-name="P258"/>
      <text:p text:style-name="P259">//Data types</text:p>
      <text:p text:style-name="P260">&lt;value&gt; ::=<text:s/>&lt;LP&gt;&lt;value&gt;&lt;RP&gt;|&lt;const&gt;|&lt;identifier&gt;|&lt;function_call&gt;|&lt;arithmethic&gt;|&lt;array&gt;</text:p>
      <text:p text:style-name="P261">&lt;arithmethic&gt; ::= &lt;value&gt;&lt;arithmetic_operator&gt;&lt;value&gt;</text:p>
      <text:p text:style-name="P262">&lt;array&gt; ::= &lt;LB&gt;&lt;RB&gt;|&lt;LB&gt;&lt;array_items&gt;&lt;RB&gt;</text:p>
      <text:p text:style-name="P263">&lt;array_items&gt; ::= &lt;value&gt;|&lt;value&gt;&lt;comma&gt;&lt;array_items&gt;</text:p>
      <text:p text:style-name="P264">&lt;string&gt; ::= &lt;quote&gt;&lt;quote&gt;|&lt;quote&gt;&lt;sentence&gt;&lt;quote&gt;</text:p>
      <text:p text:style-name="P265">&lt;type&gt; ::= &lt;identifier&gt;</text:p>
      <text:p text:style-name="P266">&lt;const&gt; ::= &lt;char&gt;|&lt;string&gt;|&lt;integer&gt;|&lt;float&gt;</text:p>
      <text:p text:style-name="P267">&lt;char&gt; ::= &lt;single_quote&gt;&lt;character&gt;&lt;single_quote&gt;</text:p>
      <text:p text:style-name="P268">&lt;integer&gt; ::= &lt;minus&gt;&lt;integer&gt;|&lt;digit&gt;&lt;integer&gt;</text:p>
      <text:p text:style-name="P269">&lt;float&gt;</text:p>
      <text:p text:style-name="P270"/>
      <text:p text:style-name="P271">//Terminals</text:p>
      <text:p text:style-name="P272">&lt;LCB&gt; ::= {</text:p>
      <text:soft-page-break/>
      <text:p text:style-name="P273">&lt;RCB&gt; ::= }</text:p>
      <text:p text:style-name="P274">&lt;LP&gt; ::= (</text:p>
      <text:p text:style-name="P275">&lt;RP&gt; ::= <text:s/>)</text:p>
      <text:p text:style-name="P276">&lt;LB&gt; ::= [</text:p>
      <text:p text:style-name="P277">&lt;RB&gt; ::= ]</text:p>
      <text:p text:style-name="P278">&lt;minus&gt; ::= -</text:p>
      <text:p text:style-name="P279">&lt;arithmetic_operator&gt; ::= +|-|*|/|%</text:p>
      <text:p text:style-name="P280">&lt;logic_operator&gt; ::= or|and</text:p>
      <text:p text:style-name="P281">&lt;exmark&gt; ::= !</text:p>
      <text:p text:style-name="P282">&lt;qestionmark&gt; ::= ?</text:p>
      <text:p text:style-name="P283">&lt;assignment_operator&gt; ::= =</text:p>
      <text:p text:style-name="P284">&lt;initial&gt; ::= initial</text:p>
      <text:p text:style-name="P285">&lt;main&gt; ::= main</text:p>
      <text:p text:style-name="P286">&lt;end&gt; ::= end</text:p>
      <text:p text:style-name="P287">&lt;finally&gt; ::= finally</text:p>
      <text:p text:style-name="P288">&lt;success&gt; ::= success</text:p>
      <text:p text:style-name="P289">&lt;fail&gt; ::= fail</text:p>
      <text:p text:style-name="P290">&lt;ok&gt; ::= ok</text:p>
      <text:p text:style-name="P291">&lt;log&gt; ::= log</text:p>
      <text:p text:style-name="P292">&lt;dot&gt; ::= .</text:p>
      <text:p text:style-name="P293">&lt;comma&gt; ::= ,</text:p>
      <text:p text:style-name="P294">&lt;small_rigth_arrow&gt; ::= -&gt;</text:p>
      <text:p text:style-name="P295"><text:span text:style-name="T296">&lt;identifier&gt; ::= [a-z][a-zA-Z0-9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svg:font-family="Noto Sans CJK SC" style:font-family-generic="system" style:font-pitch="variable" svg:panose-1="2 11 6 4 2 2 2 2 2 4"/>
    <style:font-face style:name="Lohit Devanagari" svg:font-family="Lohit Devanagari"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tyle:font-charset="x-symbol" svg:font-family="OpenSymbol" style:font-family-generic="system" svg:panose-1="2 11 6 4 2 2 2 2 2 4"/>
    <style:font-face style:name="Anonymice Powerline" svg:font-family="Anonymice Powerline" style:font-family-generic="system" style:font-pitch="fixed"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2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3"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10-20T16:06:00Z</meta:creation-date>
    <dc:date>2019-10-20T22:07:00Z</dc:date>
    <meta:template xlink:href="Normal.dotm" xlink:type="simple"/>
    <meta:editing-cycles>7</meta:editing-cycles>
    <meta:editing-duration>PT3720S</meta:editing-duration>
    <meta:document-statistic meta:page-count="10" meta:paragraph-count="21" meta:word-count="1572" meta:character-count="10513" meta:row-count="74" meta:non-whitespace-character-count="8962"/>
  </office:meta>
</office:document-meta>
</file>